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681in"/>
    </style:style>
    <style:style style:name="Table4.B" style:family="table-column">
      <style:table-column-properties style:column-width="0.8917in"/>
    </style:style>
    <style:style style:name="Table4.C" style:family="table-column">
      <style:table-column-properties style:column-width="1.5424in"/>
    </style:style>
    <style:style style:name="Table4.D" style:family="table-column">
      <style:table-column-properties style:column-width="0.780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6">80804</text:span></text:p>
      <text:p text:style-name="P10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בית הדפוס החדש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אליהו איתן 13 ראשל"צ</text:span></text:p>
      <text:p text:style-name="P6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6"/>9257222 <text:s text:c="137"/></text:span></text:p>
      <text:p text:style-name="P11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/>פתוח 24 שעות, בסופ"ש יש שומר בכניסה <text:s text:c="4"/></text:span></text:p>
      <text:p text:style-name="P6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4"/>מול סככת גלילי נייר <text:s text:c="5"/></text:span></text:p>
      <text:p text:style-name="P6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בשטח דואר הסמוך לעסק, סמוך לכניסה ראשית <text:s text:c="98"/></text:span></text:p>
      <text:p text:style-name="P6"><draw:line text:anchor-type="char" draw:z-index="5" draw:style-name="gr1" draw:text-style-name="P18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ורי צארום</text:p>
          </table:table-cell>
          <table:table-cell table:style-name="Table2.A1" office:value-type="string">
            <text:p text:style-name="P13">מנכ"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0-7365708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אבי רותם</text:p>
          </table:table-cell>
          <table:table-cell table:style-name="Table2.A1" office:value-type="string">
            <text:p text:style-name="P13">סמנכ"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0-5262593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יעקב עבודי</text:p>
          </table:table-cell>
          <table:table-cell table:style-name="Table2.A1" office:value-type="string">
            <text:p text:style-name="P13">מנהל משמרת</text:p>
          </table:table-cell>
          <table:table-cell table:style-name="Table2.A1" office:value-type="string">
            <text:p text:style-name="P13">03-7442155</text:p>
          </table:table-cell>
          <table:table-cell table:style-name="Table2.A1" office:value-type="string">
            <text:p text:style-name="P13">050-7557940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אמיר מזרחי</text:p>
          </table:table-cell>
          <table:table-cell table:style-name="Table2.A1" office:value-type="string">
            <text:p text:style-name="P13">מנהל אחזקה</text:p>
          </table:table-cell>
          <table:table-cell table:style-name="Table2.A1" office:value-type="string">
            <text:p text:style-name="P13">5748944</text:p>
          </table:table-cell>
          <table:table-cell table:style-name="Table2.A1" office:value-type="string">
            <text:p text:style-name="P13">050-7938571</text:p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חדר שנאים ולוח חשמל ראשי הנמצאים מול סככת גלילי נייר בחדר . גפ"מ <text:s/>מתאך 3 צוברים תת קרקעיים משמשים למאיידים לשתי מכונות במפעל. </text:p>
          </table:table-cell>
        </table:table-row>
        <table:table-row table:style-name="Table3.1">
          <table:table-cell table:style-name="Table3.A1" office:value-type="string">
            <text:p text:style-name="P13">בצד צפ' מז' במפעל יש מיכל סולר 1000 ליטר לתדלוק מלגזות</text:p>
          </table:table-cell>
        </table:table-row>
        <table:table-row table:style-name="Table3.1">
          <table:table-cell table:style-name="Table3.A1" office:value-type="string">
            <text:p text:style-name="P13">גלילי נייר סגורים המאוחסנים לגובה במחסן סככת גלילי נייר.</text:p>
          </table:table-cell>
        </table:table-row>
        <table:table-row table:style-name="Table3.1">
          <table:table-cell table:style-name="Table3.A1" office:value-type="string">
            <text:p text:style-name="P13">נייר תפזורת המובלת אל מגרסת נייר.</text:p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"><text:span text:style-name="T4"><text:s text:c="157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13">גפ"מ 3 צוברים </text:p>
          </table:table-cell>
          <table:table-cell table:style-name="Table4.A1" office:value-type="string">
            <text:p text:style-name="P13">1075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"><text:span text:style-name="T4">איזופחפיל אלכוהל 80</text:span><text:span text:style-name="T4"><text:line-break/></text:span><text:span text:style-name="T4">%</text:span></text:p>
          </table:table-cell>
          <table:table-cell table:style-name="Table4.A1" office:value-type="string">
            <text:p text:style-name="P13">1219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3">רחצן 60-1482</text:p>
          </table:table-cell>
          <table:table-cell table:style-name="Table4.A1" office:value-type="string">
            <text:p text:style-name="P13">Rotowash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3">Naturaz wasa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מע' ספרינקלרים בכל המפעל. למערכת הידרנטים יש משאבה להגברת לחץ ממאגר 40 קוב . נמצא בכניסה ראשית למפעל</text:p>
          </table:table-cell>
        </table:table-row>
        <table:table-row table:style-name="Table5.1">
          <table:table-cell table:style-name="Table5.A1" office:value-type="string">
            <text:p text:style-name="P13">במרתף יש כריזה.</text:p>
          </table:table-cell>
        </table:table-row>
        <table:table-row table:style-name="Table5.1">
          <table:table-cell table:style-name="Table5.A1" office:value-type="string">
            <text:p text:style-name="P13">סמוך למכונות במפעל יש גלאי גפ"מ.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</table:table>
      <text:p text:style-name="P4"><text:soft-page-break/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1:27:00</meta:creation-date>
    <dc:creator>אתי מנצור</dc:creator>
    <dc:date>2013-08-12T01:27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9" meta:word-count="256" meta:character-count="1996"/>
    <meta:generator>OpenOffice/4.0.1$Win32 OpenOffice.org_project/401m5$Build-9714</meta:generator>
  </office:meta>
</office:document-meta>
</file>